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000000540DD7B544A08700B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pitch="variable"/>
    <style:font-face style:name="Cerebri Sans" svg:font-family="'Cerebri Sans'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draw:fill="solid" draw:fill-color="#111111" draw:opacity="90%" draw:textarea-horizontal-align="justify" draw:textarea-vertical-align="middle" draw:auto-grow-height="false" fo:min-height="41.75cm" fo:min-width="29.2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loext:glow-radius="0.353cm" loext:glow-transparency="40%" loext:softedge-radius="0.035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111111" draw:opacity="9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3cm" fo:margin-bottom="0cm" fo:text-align="center"/>
    </style:style>
    <style:style style:name="P4" style:family="paragraph">
      <loext:graphic-properties draw:fill="none" draw:fill-color="#ffffff"/>
      <style:paragraph-properties fo:margin-top="0.3cm" fo:margin-bottom="0cm" fo:text-align="center" style:writing-mode="lr-tb"/>
      <style:text-properties fo:color="#ffffff" loext:opacity="100%" style:font-name="Arial" fo:font-size="40pt" fo:background-color="transparent" style:font-size-asian="40pt" style:font-size-complex="40pt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buntu" fo:font-size="60pt" fo:text-shadow="none" style:text-underline-style="solid" style:text-underline-width="auto" style:text-underline-color="font-color" fo:font-weight="bold" fo:background-color="transparent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Cerebri Sans" fo:font-size="40pt" fo:font-weight="bold" fo:background-color="transparent" style:font-size-asian="40pt" style:font-weight-asian="bold" style:font-size-complex="40pt" style:font-weight-complex="bold"/>
    </style:style>
    <style:style style:name="T3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9.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316cm" svg:height="32.5cm" svg:x="3.692cm" svg:y="6.5cm">
          <draw:image xlink:href="Pictures/100000000000038000000540DD7B544A08700BEF.png" xlink:type="simple" xlink:show="embed" xlink:actuate="onLoad" draw:mime-type="image/png">
            <text:p/>
          </draw:image>
        </draw:frame>
        <draw:frame draw:style-name="gr3" draw:text-style-name="P4" draw:layer="layout" svg:width="22.075cm" svg:height="5cm" svg:x="3.813cm" svg:y="1.001cm">
          <draw:text-box>
            <text:p text:style-name="P3"><text:span text:style-name="T1">O Senhor dos SQL</text:span></text:p>
            <text:p text:style-name="P3"><text:span text:style-name="T2">Desbravando a Terra dos Dados</text:span></text:p>
          </draw:text-box>
        </draw:frame>
        <draw:frame draw:style-name="gr4" draw:text-style-name="P5" draw:layer="layout" svg:width="8.64cm" svg:height="1.462cm" svg:x="10.53cm" svg:y="39.5cm">
          <draw:text-box>
            <text:p><text:span text:style-name="T3">CAYO EDUARD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pitch="variable"/>
    <style:font-face style:name="Cerebri Sans" svg:font-family="'Cerebri Sans'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3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065cm" fo:margin-bottom="0cm" fo:text-indent="0cm"/>
      <style:text-properties fo:font-size="74.6999969482422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265cm" fo:margin-bottom="0cm" fo:text-indent="0cm"/>
      <style:text-properties fo:font-size="53.2999992370606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Padrão" style:page-layout-name="PM1" draw:style-name="Mdp1">
      <draw:frame presentation:style-name="Padrão-title" draw:layer="backgroundobjects" svg:width="26.728cm" svg:height="7.011cm" svg:x="1.484cm" svg:y="1.674cm" presentation:class="title" presentation:placeholder="true">
        <draw:text-box/>
      </draw:frame>
      <draw:frame presentation:style-name="Padrão-outline1" draw:layer="backgroundobjects" svg:width="26.728cm" svg:height="24.357cm" svg:x="1.484cm" svg:y="9.826cm" presentation:class="outline" presentation:placeholder="true">
        <draw:text-box/>
      </draw:frame>
      <draw:frame presentation:style-name="Mpr1" draw:text-style-name="MP2" draw:layer="backgroundobjects" svg:width="6.919cm" svg:height="2.894cm" svg:x="1.484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2.894cm" svg:x="10.156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2.894cm" svg:x="21.293cm" svg:y="38.2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2T20:56:07.237194717</meta:creation-date>
    <dc:date>2024-02-23T09:19:52.581359761</dc:date>
    <meta:editing-duration>PT8M6S</meta:editing-duration>
    <meta:editing-cycles>5</meta:editing-cycles>
    <meta:generator>LibreOffice/7.3.7.2$Linux_X86_64 LibreOffice_project/30$Build-2</meta:generator>
    <meta:document-statistic meta:object-count="27"/>
  </office:meta>
</office:document-meta>
</file>